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15.293cm" fo:margin-left="-0.191cm" fo:margin-top="0cm" fo:margin-bottom="0cm" table:align="left" style:writing-mode="lr-tb"/>
    </style:style>
    <style:style style:name="Table1.A" style:family="table-column">
      <style:table-column-properties style:column-width="4.494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2.595cm"/>
    </style:style>
    <style:style style:name="Table1.D" style:family="table-column">
      <style:table-column-properties style:column-width="5.002cm"/>
    </style:style>
    <style:style style:name="Table1.1" style:family="table-row">
      <style:table-row-properties style:min-row-height="0.728cm" fo:keep-together="auto"/>
    </style:style>
    <style:style style:name="Table1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1.046cm" fo:keep-together="auto"/>
    </style:style>
    <style:style style:name="Table1.A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_20__28_user_29_">
      <style:paragraph-properties fo:margin-top="0cm" fo:margin-bottom="0cm" loext:contextual-spacing="false" fo:line-height="115%"/>
    </style:style>
    <style:style style:name="P2" style:family="paragraph" style:parent-style-name="Standard_20__28_user_29_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23709f"/>
    </style:style>
    <style:style style:name="P4" style:family="paragraph" style:parent-style-name="Standard">
      <style:paragraph-properties fo:text-align="center" style:justify-single-word="false"/>
      <style:text-properties officeooo:paragraph-rsid="0023ee33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23709f" style:font-weight-asian="bold"/>
    </style:style>
    <style:style style:name="P6" style:family="paragraph" style:parent-style-name="Standard">
      <style:paragraph-properties style:line-height-at-least="0.499cm" fo:text-align="center" style:justify-single-word="false"/>
      <style:text-properties officeooo:rsid="0023709f" officeooo:paragraph-rsid="0023ee33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Calibri" fo:font-size="11pt" fo:language="en" fo:country="US" officeooo:rsid="0023709f" officeooo:paragraph-rsid="0023ee33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8" style:family="paragraph" style:parent-style-name="Standard_20__28_user_29_">
      <loext:graphic-properties draw:fill="solid" draw:fill-color="#e5e5e5"/>
      <style:paragraph-properties fo:margin-left="0cm" fo:margin-right="-0.273cm" fo:margin-top="0cm" fo:margin-bottom="0.212cm" loext:contextual-spacing="false" style:line-height-at-least="0.499cm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  <style:text-properties style:font-name="Arial Narrow" fo:font-size="14pt" fo:font-weight="bold" style:font-size-asian="14pt" style:font-weight-asian="bold" style:font-name-complex="Verdana1" style:font-size-complex="14pt"/>
    </style:style>
    <style:style style:name="P9" style:family="paragraph" style:parent-style-name="Standard_20__28_user_29_">
      <loext:graphic-properties draw:fill="solid" draw:fill-color="#e5e5e5"/>
      <style:paragraph-properties fo:margin-left="0cm" fo:margin-right="-0.273cm" fo:margin-top="0.201cm" fo:margin-bottom="0.201cm" loext:contextual-spacing="false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  <style:text-properties style:font-name="Arial Narrow" fo:font-size="14pt" fo:font-weight="bold" style:font-size-asian="14pt" style:font-weight-asian="bold" style:font-name-complex="Verdana1" style:font-size-complex="14pt" style:font-weight-complex="bold"/>
    </style:style>
    <style:style style:name="P10" style:family="paragraph" style:parent-style-name="Standard_20__28_user_29_">
      <loext:graphic-properties draw:fill="solid" draw:fill-color="#e5e5e5"/>
      <style:paragraph-properties fo:margin-left="0cm" fo:margin-right="-0.273cm" fo:margin-top="0.201cm" fo:margin-bottom="0.201cm" loext:contextual-spacing="false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  <style:text-properties officeooo:paragraph-rsid="0023709f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4.128cm"/>
          <style:tab-stop style:position="4.763cm"/>
        </style:tab-stops>
      </style:paragraph-properties>
      <style:text-properties style:font-name="Arial Narrow" fo:font-size="12pt" fo:font-weight="bold" officeooo:paragraph-rsid="0023709f" fo:background-color="#ffff00" style:font-size-asian="12pt" style:font-weight-asian="bold" style:font-size-complex="12pt"/>
    </style:style>
    <style:style style:name="P12" style:family="paragraph" style:parent-style-name="Standard" style:list-style-name="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Arial Narrow" fo:font-size="12pt" fo:font-weight="bold" officeooo:paragraph-rsid="0023709f" fo:background-color="#ffff00" style:font-size-asian="12pt" style:font-weight-asian="bold" style:font-size-complex="12pt"/>
    </style:style>
    <style:style style:name="P13" style:family="paragraph" style:parent-style-name="List_20_Bullet" style:list-style-name="WWNum28">
      <style:paragraph-properties fo:line-height="150%"/>
      <style:text-properties style:font-name="Arial Narrow" fo:font-size="12pt" style:font-size-asian="12pt" style:font-size-complex="12pt"/>
    </style:style>
    <style:style style:name="P14" style:family="paragraph" style:parent-style-name="List_20_Bullet" style:list-style-name="WWNum4">
      <style:paragraph-properties fo:margin-top="0.201cm" fo:margin-bottom="0.212cm" loext:contextual-spacing="false" style:line-height-at-least="0.499cm"/>
      <style:text-properties style:font-name="Arial Narrow" fo:font-size="12pt" style:font-size-asian="12pt" style:font-size-complex="12pt"/>
    </style:style>
    <style:style style:name="P15" style:family="paragraph" style:parent-style-name="List_20_Paragraph" style:list-style-name="WWNum2">
      <style:text-properties fo:color="#000000" style:font-name="Arial Narrow" style:font-weight-complex="bold"/>
    </style:style>
    <style:style style:name="P16" style:family="paragraph" style:parent-style-name="List_20_Paragraph" style:list-style-name="WWNum30">
      <style:paragraph-properties fo:margin-top="0.101cm" fo:margin-bottom="0.101cm" loext:contextual-spacing="false" style:line-height-at-least="0.499cm"/>
    </style:style>
    <style:style style:name="P17" style:family="paragraph" style:parent-style-name="List_20_Paragraph" style:list-style-name="WWNum8">
      <style:paragraph-properties fo:margin-top="0.101cm" fo:margin-bottom="0.101cm" loext:contextual-spacing="false" fo:line-height="100%" fo:text-align="justify" style:justify-single-word="false">
        <style:tab-stops>
          <style:tab-stop style:position="2.577cm"/>
          <style:tab-stop style:position="7.705cm"/>
          <style:tab-stop style:position="8.811cm"/>
        </style:tab-stops>
      </style:paragraph-properties>
      <style:text-properties fo:color="#0d0d0d" style:font-name="Arial Narrow"/>
    </style:style>
    <style:style style:name="P18" style:family="paragraph" style:parent-style-name="List_20_Paragraph" style:list-style-name="WWNum9">
      <style:paragraph-properties fo:margin-top="0.101cm" fo:margin-bottom="0.101cm" loext:contextual-spacing="false" fo:line-height="100%" fo:text-align="justify" style:justify-single-word="false">
        <style:tab-stops>
          <style:tab-stop style:position="2.577cm"/>
          <style:tab-stop style:position="7.705cm"/>
          <style:tab-stop style:position="8.811cm"/>
        </style:tab-stops>
      </style:paragraph-properties>
      <style:text-properties fo:color="#0d0d0d" style:font-name="Arial Narrow"/>
    </style:style>
    <style:style style:name="P19" style:family="paragraph" style:parent-style-name="List_20_Paragraph" style:list-style-name="WWNum31">
      <style:paragraph-properties fo:margin-top="0cm" fo:margin-bottom="0cm" loext:contextual-spacing="false" style:line-height-at-least="0.499cm"/>
    </style:style>
    <style:style style:name="P20" style:family="paragraph" style:parent-style-name="List_20_Paragraph" style:list-style-name="WWNum38">
      <style:paragraph-properties fo:margin-top="0cm" fo:margin-bottom="0cm" loext:contextual-spacing="false" fo:line-height="100%" fo:text-align="justify" style:justify-single-word="false">
        <style:tab-stops>
          <style:tab-stop style:position="2.577cm"/>
          <style:tab-stop style:position="7.705cm"/>
          <style:tab-stop style:position="8.811cm"/>
        </style:tab-stops>
      </style:paragraph-properties>
      <style:text-properties fo:color="#0d0d0d" style:font-name="Arial Narrow"/>
    </style:style>
    <style:style style:name="P21" style:family="paragraph" style:parent-style-name="List_20_Paragraph" style:list-style-name="WWNum32">
      <style:paragraph-properties fo:margin-top="0.101cm" fo:margin-bottom="0.152cm" loext:contextual-spacing="false" style:line-height-at-least="0.499cm"/>
    </style:style>
    <style:style style:name="P22" style:family="paragraph" style:parent-style-name="Normal_20__28_Web_29_" style:list-style-name="WWNum29">
      <style:paragraph-properties fo:margin-top="0cm" fo:margin-bottom="0cm" loext:contextual-spacing="false" style:line-height-at-least="0.499cm" fo:text-align="justify" style:justify-single-word="false"/>
      <style:text-properties officeooo:paragraph-rsid="001f70a3"/>
    </style:style>
    <style:style style:name="P23" style:family="paragraph" style:parent-style-name="Normal_20__28_Web_29_" style:list-style-name="WWNum29">
      <style:paragraph-properties fo:margin-top="0cm" fo:margin-bottom="0cm" loext:contextual-spacing="false" style:line-height-at-least="0.499cm" fo:text-align="justify" style:justify-single-word="false"/>
      <style:text-properties style:font-name="Arial Narrow" officeooo:paragraph-rsid="001f70a3"/>
    </style:style>
    <style:style style:name="P24" style:family="paragraph" style:parent-style-name="Standard_20__28_user_29_" style:list-style-name="WWNum25">
      <style:paragraph-properties fo:hyphenation-ladder-count="no-limit"/>
      <style:text-properties fo:color="#000000" style:font-name="Arial Narrow" fo:font-size="12pt" style:font-size-asian="12pt" style:language-asian="en" style:country-asian="US" style:font-size-complex="12pt" style:language-complex="ar" style:country-complex="SA" style:font-weight-complex="bold" fo:hyphenate="true" fo:hyphenation-remain-char-count="2" fo:hyphenation-push-char-count="2" loext:hyphenation-no-caps="false"/>
    </style:style>
    <style:style style:name="P25" style:family="paragraph" style:parent-style-name="Standard_20__28_user_29_" style:list-style-name="WWNum26">
      <style:paragraph-properties style:line-height-at-least="0.499cm" fo:hyphenation-ladder-count="no-limit"/>
      <style:text-properties fo:color="#000000" style:font-name="Arial Narrow" fo:font-size="12pt" style:font-size-asian="12pt" style:language-asian="en" style:country-asian="US" style:font-size-complex="12pt" style:language-complex="ar" style:country-complex="SA" style:font-weight-complex="bold" fo:hyphenate="true" fo:hyphenation-remain-char-count="2" fo:hyphenation-push-char-count="2" loext:hyphenation-no-caps="false"/>
    </style:style>
    <style:style style:name="P26" style:family="paragraph" style:parent-style-name="Standard_20__28_user_29_" style:list-style-name="WWNum6">
      <style:paragraph-properties fo:text-align="justify" style:justify-single-word="false"/>
      <style:text-properties style:font-name="Arial Narrow" fo:font-size="12pt" style:font-size-asian="12pt" style:font-size-complex="12pt"/>
    </style:style>
    <style:style style:name="P27" style:family="paragraph" style:parent-style-name="Standard_20__28_user_29_" style:list-style-name="WWNum7">
      <style:paragraph-properties fo:text-align="justify" style:justify-single-word="false"/>
      <style:text-properties style:font-name="Arial Narrow" fo:font-size="12pt" style:font-size-asian="12pt" style:font-size-complex="12pt"/>
    </style:style>
    <style:style style:name="P28" style:family="paragraph" style:parent-style-name="Standard_20__28_user_29_" style:list-style-name="WWNum7">
      <style:paragraph-properties fo:line-height="150%" fo:text-align="justify" style:justify-single-word="false"/>
      <style:text-properties style:font-name="Arial Narrow" fo:font-size="12pt" style:font-size-asian="12pt" style:font-size-complex="12pt"/>
    </style:style>
    <style:style style:name="P29" style:family="paragraph" style:parent-style-name="Standard_20__28_user_29_">
      <style:paragraph-properties fo:line-height="115%"/>
    </style:style>
    <style:style style:name="P30" style:family="paragraph" style:parent-style-name="Standard_20__28_user_29_" style:list-style-name="">
      <style:paragraph-properties fo:margin-left="0cm" fo:margin-right="0cm" fo:text-align="justify" style:justify-single-word="false" fo:text-indent="0cm" style:auto-text-indent="false"/>
    </style:style>
    <style:style style:name="P31" style:family="paragraph" style:parent-style-name="Standard_20__28_user_29_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0.795cm"/>
        </style:tab-stops>
      </style:paragraph-properties>
    </style:style>
    <style:style style:name="P32" style:family="paragraph" style:parent-style-name="Standard_20__28_user_29_" style:list-style-name="">
      <style:paragraph-properties fo:margin-left="0cm" fo:margin-right="0cm" fo:text-align="justify" style:justify-single-word="false" fo:text-indent="0cm" style:auto-text-indent="false"/>
      <style:text-properties style:font-name="Arial Narrow" fo:font-size="12pt" fo:font-weight="bold" style:font-size-asian="12pt" style:font-weight-asian="bold" style:font-size-complex="12pt"/>
    </style:style>
    <style:style style:name="P33" style:family="paragraph" style:parent-style-name="Standard_20__28_user_29_" style:list-style-name="">
      <style:paragraph-properties fo:margin-left="0cm" fo:margin-right="0cm" fo:margin-top="0.201cm" fo:margin-bottom="0.201cm" loext:contextual-spacing="false" fo:text-align="justify" style:justify-single-word="false" fo:text-indent="0cm" style:auto-text-indent="false"/>
      <style:text-properties style:font-name="Arial Narrow" fo:font-size="12pt" style:font-size-asian="12pt" style:font-size-complex="12pt"/>
    </style:style>
    <style:style style:name="P34" style:family="paragraph" style:parent-style-name="Standard_20__28_user_29_" style:list-style-name="">
      <style:paragraph-properties fo:margin-left="0cm" fo:margin-right="0cm" fo:margin-top="0.101cm" fo:margin-bottom="0.101cm" loext:contextual-spacing="false" fo:text-align="justify" style:justify-single-word="false" fo:text-indent="0cm" style:auto-text-indent="false">
        <style:tab-stops>
          <style:tab-stop style:position="10.795cm"/>
        </style:tab-stops>
      </style:paragraph-properties>
    </style:style>
    <style:style style:name="P35" style:family="paragraph" style:parent-style-name="Standard_20__28_user_29_" style:list-style-name="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color="#000000" style:font-name="Arial Narrow" fo:font-size="12pt" style:font-size-asian="12pt" style:font-name-complex="Verdana1" style:font-size-complex="12pt"/>
    </style:style>
    <style:style style:name="P36" style:family="paragraph" style:parent-style-name="Standard_20__28_user_29_" style:list-style-name="WWNum6">
      <style:paragraph-properties fo:margin-top="0cm" fo:margin-bottom="0cm" loext:contextual-spacing="false" fo:line-height="150%" fo:text-align="justify" style:justify-single-word="false"/>
      <style:text-properties style:font-name="Arial Narrow" fo:font-size="12pt" style:font-size-asian="12pt" style:font-size-complex="12pt"/>
    </style:style>
    <style:style style:name="P37" style:family="paragraph" style:parent-style-name="Standard_20__28_user_29_" style:list-style-name="">
      <style:paragraph-properties fo:margin-left="1.27cm" fo:margin-right="0cm" fo:text-align="justify" style:justify-single-word="false" fo:text-indent="0cm" style:auto-text-indent="false"/>
    </style:style>
    <style:style style:name="P38" style:family="paragraph" style:parent-style-name="Standard_20__28_user_29_">
      <loext:graphic-properties draw:fill="solid" draw:fill-color="#e5e5e5"/>
      <style:paragraph-properties fo:margin-left="1.501cm" fo:margin-right="-0.273cm" fo:margin-top="0cm" fo:margin-bottom="0.212cm" loext:contextual-spacing="false" fo:text-indent="-1.501cm" style:auto-text-indent="false" fo:background-color="#e5e5e5" style:border-line-width-top="0.009cm 0.009cm 0.009cm" fo:padding-left="0cm" fo:padding-right="0cm" fo:padding-top="0.141cm" fo:padding-bottom="0.035cm" fo:border-left="none" fo:border-right="none" fo:border-top="0.74pt double #000000" fo:border-bottom="0.51pt solid #000000"/>
    </style:style>
    <style:style style:name="P39" style:family="paragraph" style:parent-style-name="Standard_20__28_user_29_">
      <loext:graphic-properties draw:fill="solid" draw:fill-color="#e5e5e5"/>
      <style:paragraph-properties fo:margin-left="0cm" fo:margin-right="-0.273cm" fo:margin-top="0cm" fo:margin-bottom="0.212cm" loext:contextual-spacing="false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  <style:text-properties style:font-name="Arial Narrow" fo:font-size="14pt" fo:font-weight="bold" style:font-size-asian="14pt" style:font-weight-asian="bold" style:font-name-complex="Verdana1" style:font-size-complex="14pt" style:font-weight-complex="bold"/>
    </style:style>
    <style:style style:name="P40" style:family="paragraph" style:parent-style-name="Standard_20__28_user_29_">
      <loext:graphic-properties draw:fill="solid" draw:fill-color="#e5e5e5"/>
      <style:paragraph-properties fo:margin-left="0cm" fo:margin-right="-0.273cm" fo:margin-top="0cm" fo:margin-bottom="0.212cm" loext:contextual-spacing="false" fo:text-indent="0cm" style:auto-text-indent="false" fo:background-color="#e5e5e5" fo:padding-left="0cm" fo:padding-right="0cm" fo:padding-top="0cm" fo:padding-bottom="0.071cm" fo:border-left="none" fo:border-right="none" fo:border-top="none" fo:border-bottom="0.51pt solid #000000"/>
      <style:text-properties style:font-name="Arial Narrow" fo:font-size="14pt" fo:font-weight="bold" officeooo:paragraph-rsid="001f70a3" style:font-size-asian="14pt" style:font-weight-asian="bold" style:font-name-complex="Verdana1" style:font-size-complex="14pt" style:font-weight-complex="bold"/>
    </style:style>
    <style:style style:name="P41" style:family="paragraph" style:parent-style-name="Standard_20__28_user_29_">
      <loext:graphic-properties draw:fill="solid" draw:fill-color="#e5e5e5"/>
      <style:paragraph-properties fo:margin-left="0cm" fo:margin-right="-0.273cm" fo:margin-top="0cm" fo:margin-bottom="0.212cm" loext:contextual-spacing="false" fo:text-indent="0cm" style:auto-text-indent="false" fo:background-color="#e5e5e5" fo:padding-left="0cm" fo:padding-right="0cm" fo:padding-top="0cm" fo:padding-bottom="0.141cm" fo:border-left="none" fo:border-right="none" fo:border-top="none" fo:border-bottom="0.51pt solid #000000"/>
      <style:text-properties style:font-name="Arial Narrow" fo:font-size="14pt" fo:font-weight="bold" style:font-size-asian="14pt" style:font-weight-asian="bold" style:font-name-complex="Verdana1" style:font-size-complex="14pt" style:font-weight-complex="bold"/>
    </style:style>
    <style:style style:name="P42" style:family="paragraph" style:parent-style-name="Text" style:list-style-name="WWNum27">
      <style:paragraph-properties fo:line-height="100%" fo:text-align="justify" style:justify-single-word="false"/>
      <style:text-properties style:font-name="Arial Narrow"/>
    </style:style>
    <style:style style:name="P43" style:family="paragraph" style:parent-style-name="Text" style:list-style-name="WWNum1">
      <style:paragraph-properties fo:margin-top="0cm" fo:margin-bottom="0cm" loext:contextual-spacing="false" style:line-height-at-least="0.499cm" fo:text-align="justify" style:justify-single-word="false"/>
    </style:style>
    <style:style style:name="P44" style:family="paragraph" style:parent-style-name="Text" style:list-style-name="WWNum1">
      <style:paragraph-properties fo:margin-top="0cm" fo:margin-bottom="0cm" loext:contextual-spacing="false" style:line-height-at-least="0.499cm" fo:text-align="justify" style:justify-single-word="false"/>
      <style:text-properties style:font-name="Arial Narrow" fo:font-size="12pt" style:font-size-asian="12pt" style:font-name-complex="Helvetica" style:font-size-complex="12pt"/>
    </style:style>
    <style:style style:name="P45" style:family="paragraph" style:parent-style-name="Text" style:list-style-name="WWNum1">
      <style:paragraph-properties fo:margin-top="0cm" fo:margin-bottom="0.021cm" loext:contextual-spacing="false" style:line-height-at-least="0.499cm" fo:text-align="justify" style:justify-single-word="false"/>
      <style:text-properties fo:color="#252525" style:font-name="Arial Narrow" fo:font-size="12pt" fo:letter-spacing="normal" fo:font-weight="bold" fo:background-color="#ffffff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P46" style:family="paragraph" style:parent-style-name="platino_20_latino">
      <style:paragraph-properties fo:text-align="justify" style:justify-single-word="false"/>
      <style:text-properties style:font-name="Arial Narrow" fo:font-size="12pt" style:font-size-asian="12pt" style:font-size-complex="12pt"/>
    </style:style>
    <style:style style:name="P47" style:family="paragraph" style:parent-style-name="platino_20_latino" style:list-style-name="WWNum37">
      <style:paragraph-properties fo:text-align="justify" style:justify-single-word="false"/>
      <style:text-properties style:font-name="Arial Narrow" fo:font-size="12pt" style:font-size-asian="12pt" style:font-size-complex="12pt"/>
    </style:style>
    <style:style style:name="P48" style:family="paragraph" style:parent-style-name="platino_20_latino">
      <style:paragraph-properties fo:text-align="justify" style:justify-single-word="false"/>
      <style:text-properties style:font-name="Arial Narrow" fo:font-size="12pt" officeooo:paragraph-rsid="0025c2e4" style:font-size-asian="12pt" style:font-size-complex="12pt"/>
    </style:style>
    <style:style style:name="P49" style:family="paragraph" style:parent-style-name="platino_20_latino" style:list-style-name="WWNum5">
      <style:paragraph-properties fo:margin-top="0.101cm" fo:margin-bottom="0.101cm" loext:contextual-spacing="false" fo:text-align="justify" style:justify-single-word="false"/>
    </style:style>
    <style:style style:name="P50" style:family="paragraph" style:parent-style-name="platino_20_latino" style:list-style-name="WWNum35">
      <style:paragraph-properties fo:margin-top="0.101cm" fo:margin-bottom="0.101cm" loext:contextual-spacing="false" fo:text-align="justify" style:justify-single-word="false"/>
    </style:style>
    <style:style style:name="P51" style:family="paragraph" style:parent-style-name="platino_20_latino" style:list-style-name="WWNum36">
      <style:paragraph-properties fo:margin-top="0.101cm" fo:margin-bottom="0.101cm" loext:contextual-spacing="false" fo:text-align="justify" style:justify-single-word="false"/>
    </style:style>
    <style:style style:name="P52" style:family="paragraph" style:parent-style-name="platino_20_latino" style:list-style-name="WWNum34">
      <style:paragraph-properties fo:margin-top="0.101cm" fo:margin-bottom="0.101cm" loext:contextual-spacing="false" fo:text-align="justify" style:justify-single-word="false"/>
      <style:text-properties style:font-name="Arial Narrow" fo:font-size="12pt" style:font-size-asian="12pt" style:font-size-complex="12pt"/>
    </style:style>
    <style:style style:name="P53" style:family="paragraph" style:parent-style-name="platino_20_latino">
      <style:paragraph-properties fo:margin-left="10.16cm" fo:margin-right="0cm" fo:text-indent="0cm" style:auto-text-indent="false"/>
    </style:style>
    <style:style style:name="P54" style:family="paragraph" style:parent-style-name="platino_20_latino" style:master-page-name="Standard">
      <style:paragraph-properties style:page-number="auto"/>
      <style:text-properties style:font-name="Arial Narrow" fo:font-size="14pt" fo:language="en" fo:country="IN" fo:font-weight="bold" style:font-size-asian="14pt" style:font-weight-asian="bold" style:font-size-complex="14pt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14pt" fo:language="en" fo:country="IN" fo:font-weight="bold" style:font-size-asian="14pt" style:font-weight-asian="bold" style:font-size-complex="14pt"/>
    </style:style>
    <style:style style:name="T3" style:family="text">
      <style:text-properties style:font-name="Arial Narrow" fo:font-size="14pt" fo:font-weight="bold" style:font-size-asian="14pt" style:font-weight-asian="bold" style:font-name-complex="Verdana1" style:font-size-complex="14pt" style:font-weight-complex="bold"/>
    </style:style>
    <style:style style:name="T4" style:family="text">
      <style:text-properties style:font-name="Arial Narrow" fo:font-size="14pt" fo:font-weight="bold" officeooo:rsid="0023709f" style:font-size-asian="14pt" style:font-weight-asian="bold" style:font-name-complex="Verdana1" style:font-size-complex="14pt" style:font-weight-complex="bold"/>
    </style:style>
    <style:style style:name="T5" style:family="text">
      <style:text-properties style:font-name="Arial Narrow" fo:font-size="14pt" fo:language="sv" fo:country="SE" fo:font-weight="bold" style:font-size-asian="14pt" style:font-weight-asian="bold" style:font-name-complex="Verdana1" style:font-size-complex="14pt" style:font-weight-complex="bold"/>
    </style:style>
    <style:style style:name="T6" style:family="text">
      <style:text-properties style:font-name="Arial Narrow" fo:font-size="12pt" fo:font-weight="bold" style:font-size-asian="12pt" style:font-weight-asian="bold" style:font-size-complex="12pt"/>
    </style:style>
    <style:style style:name="T7" style:family="tex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 Narrow" fo:font-size="12pt" fo:font-weight="bold" style:font-size-asian="12pt" style:font-weight-asian="bold" style:font-size-complex="12pt" style:font-style-complex="italic"/>
    </style:style>
    <style:style style:name="T9" style:family="text">
      <style:text-properties style:font-name="Arial Narrow" fo:font-size="12pt" fo:font-weight="bold" style:font-size-asian="12pt" style:font-weight-asian="bold" style:font-name-complex="Helvetica" style:font-size-complex="12pt" style:font-weight-complex="bold"/>
    </style:style>
    <style:style style:name="T10" style:family="text">
      <style:text-properties style:font-name="Arial Narrow" fo:font-size="12pt" fo:font-weight="bold" style:font-size-asian="12pt" style:font-weight-asian="bold" style:font-name-complex="Verdana1" style:font-size-complex="12pt"/>
    </style:style>
    <style:style style:name="T11" style:family="text">
      <style:text-properties style:font-name="Arial Narrow" fo:font-size="12pt" fo:font-weight="bold" fo:background-color="#ffff00" loext:char-shading-value="0" style:font-size-asian="12pt" style:font-weight-asian="bold" style:font-size-complex="12pt"/>
    </style:style>
    <style:style style:name="T12" style:family="text">
      <style:text-properties style:font-name="Arial Narrow" fo:font-size="12pt" fo:font-weight="bold" fo:background-color="#ffff00" loext:char-shading-value="0" style:font-size-asian="12pt" style:font-weight-asian="bold" style:font-name-complex="Verdana1" style:font-size-complex="12pt"/>
    </style:style>
    <style:style style:name="T13" style:family="text">
      <style:text-properties style:font-name="Arial Narrow" fo:font-size="12pt" style:font-size-asian="12pt" style:font-name-complex="Helvetica" style:font-size-complex="12pt"/>
    </style:style>
    <style:style style:name="T14" style:family="text">
      <style:text-properties style:font-name="Arial Narrow" fo:font-size="12pt" style:font-size-asian="12pt" style:font-name-complex="Helvetica" style:font-size-complex="12pt" style:font-weight-complex="bold"/>
    </style:style>
    <style:style style:name="T15" style:family="text">
      <style:text-properties style:font-name="Arial Narrow" fo:font-size="12pt" style:font-size-asian="12pt" style:font-size-complex="12pt"/>
    </style:style>
    <style:style style:name="T16" style:family="text">
      <style:text-properties style:font-name="Arial Narrow" fo:font-size="12pt" style:font-size-asian="12pt" style:font-size-complex="12pt" style:font-style-complex="italic"/>
    </style:style>
    <style:style style:name="T17" style:family="text">
      <style:text-properties style:font-name="Arial Narrow" fo:font-size="12pt" style:font-size-asian="12pt" style:font-name-complex="Verdana1" style:font-size-complex="12pt"/>
    </style:style>
    <style:style style:name="T18" style:family="text">
      <style:text-properties style:font-name="Arial Narrow" fo:font-size="12pt" fo:background-color="#ffff00" loext:char-shading-value="0" style:font-size-asian="12pt" style:font-size-complex="12pt"/>
    </style:style>
    <style:style style:name="T19" style:family="text">
      <style:text-properties style:font-name="Arial Narrow" fo:font-size="12pt" fo:letter-spacing="normal" fo:background-color="#ffffff" loext:char-shading-value="0" style:font-size-asian="12pt" style:language-asian="he" style:country-asian="IL" style:font-name-complex="Helvetica" style:font-size-complex="12pt" style:language-complex="he" style:country-complex="IL"/>
    </style:style>
    <style:style style:name="T20" style:family="text">
      <style:text-properties style:font-name="Arial Narrow" fo:font-size="12pt" fo:letter-spacing="normal" fo:font-weight="bold" fo:background-color="#ffffff" loext:char-shading-value="0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T21" style:family="text">
      <style:text-properties style:font-name="Arial Narrow" fo:font-size="12pt" fo:letter-spacing="normal" fo:font-weight="bold" officeooo:rsid="001f70a3" fo:background-color="#ffffff" loext:char-shading-value="0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T22" style:family="text">
      <style:text-properties style:font-name="Arial Narrow" fo:font-size="12pt" fo:letter-spacing="normal" fo:font-weight="normal" officeooo:rsid="001f70a3" fo:background-color="#ffffff" loext:char-shading-value="0" style:font-size-asian="12pt" style:language-asian="he" style:country-asian="IL" style:font-weight-asian="normal" style:font-name-complex="Helvetica" style:font-size-complex="12pt" style:language-complex="he" style:country-complex="IL" style:font-weight-complex="normal"/>
    </style:style>
    <style:style style:name="T23" style:family="text">
      <style:text-properties style:font-name="Arial Narrow" fo:font-size="12pt" style:font-name-asian="Times New Roman1" style:font-size-asian="12pt" style:font-name-complex="Times New Roman1" style:font-size-complex="12pt"/>
    </style:style>
    <style:style style:name="T24" style:family="text">
      <style:text-properties style:font-name="Arial Narrow" fo:font-weight="bold" style:font-weight-asian="bold" style:font-weight-complex="bold"/>
    </style:style>
    <style:style style:name="T25" style:family="text">
      <style:text-properties style:font-name="Arial Narrow" officeooo:rsid="001f70a3"/>
    </style:style>
    <style:style style:name="T26" style:family="text">
      <style:text-properties style:font-name="Arial Narrow" officeooo:rsid="001fcb13"/>
    </style:style>
    <style:style style:name="T27" style:family="text">
      <style:text-properties fo:color="#548dd4" style:font-name="Arial Narrow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000000" style:font-name="Arial Narrow" fo:font-size="12pt" fo:font-weight="bold" style:font-size-asian="12pt" style:font-weight-asian="bold" style:font-name-complex="Verdana1" style:font-size-complex="12pt"/>
    </style:style>
    <style:style style:name="T29" style:family="text">
      <style:text-properties fo:color="#000000" style:font-name="Arial Narrow" fo:font-size="12pt" fo:font-weight="bold" fo:background-color="#ffff00" loext:char-shading-value="0" style:font-size-asian="12pt" style:font-weight-asian="bold" style:font-name-complex="Verdana1" style:font-size-complex="12pt"/>
    </style:style>
    <style:style style:name="T30" style:family="text">
      <style:text-properties fo:color="#000000" style:font-name="Arial Narrow" fo:font-size="12pt" fo:letter-spacing="normal" fo:font-weight="bold" fo:background-color="#ffffff" loext:char-shading-value="0" style:font-name-asian="Times New Roman1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T31" style:family="text">
      <style:text-properties fo:color="#000000" style:font-name="Arial Narrow" fo:font-size="12pt" fo:letter-spacing="normal" fo:font-weight="bold" fo:background-color="#ffffff" loext:char-shading-value="0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T32" style:family="text">
      <style:text-properties fo:color="#000000" style:font-name="Arial Narrow" fo:font-size="12pt" fo:letter-spacing="normal" fo:font-weight="bold" officeooo:rsid="001f70a3" fo:background-color="#ffffff" loext:char-shading-value="0" style:font-size-asian="12pt" style:language-asian="he" style:country-asian="IL" style:font-weight-asian="bold" style:font-name-complex="Helvetica" style:font-size-complex="12pt" style:language-complex="he" style:country-complex="IL" style:font-weight-complex="bold"/>
    </style:style>
    <style:style style:name="T33" style:family="text">
      <style:text-properties fo:color="#000000" style:font-name="Arial Narrow" fo:font-size="12pt" style:font-size-asian="12pt" style:font-size-complex="12pt"/>
    </style:style>
    <style:style style:name="T34" style:family="text">
      <style:text-properties fo:color="#000000" style:font-name="Arial Narrow" fo:font-size="12pt" style:font-size-asian="12pt" style:font-size-complex="12pt" style:font-style-complex="italic"/>
    </style:style>
    <style:style style:name="T35" style:family="text">
      <style:text-properties fo:color="#000000" style:font-name="Arial Narrow" fo:font-size="12pt" style:font-size-asian="12pt" style:font-name-complex="Verdana1" style:font-size-complex="12pt"/>
    </style:style>
    <style:style style:name="T36" style:family="text">
      <style:text-properties fo:color="#000000" style:font-name="Arial Narrow" fo:font-size="12pt" style:font-size-asian="12pt" style:font-name-complex="Verdana1" style:font-size-complex="12pt" style:font-style-complex="italic"/>
    </style:style>
    <style:style style:name="T37" style:family="text">
      <style:text-properties fo:color="#0000ff" style:font-name="Arial Narrow" fo:font-size="12pt" style:font-size-asian="12pt" style:font-name-complex="Verdana1" style:font-size-complex="12pt"/>
    </style:style>
    <style:style style:name="T38" style:family="text">
      <style:text-properties officeooo:rsid="0023709f"/>
    </style:style>
    <style:style style:name="T39" style:family="text">
      <style:text-properties officeooo:rsid="0025c2e4"/>
    </style:style>
    <style:style style:name="T40" style:family="text">
      <style:text-properties fo:font-size="14pt" fo:font-weight="bold" style:font-size-asian="14pt" style:font-weight-asian="bold" style:font-name-complex="Verdana1" style:font-size-complex="14pt" style:font-weight-complex="bold"/>
    </style:style>
    <style:style style:name="T41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bookmark text:name="_GoBack"/><text:s text:c="55"/>CURRICULUM VITAE</text:p>
      <text:p text:style-name="P53"><text:span text:style-name="T2"><text:s text:c="20"/></text:span><text:span text:style-name="T7">NIRBHAY KUMAR PANDEY<text:tab/> <text:s text:c="4"/>E-mail: </text:span><text:a xlink:type="simple" xlink:href="mailto:ansharma.kumar@gmail.com" text:style-name="Standard" text:visited-style-name="Standard"><text:span text:style-name="T27">nirbhay57@</text:span></text:a><text:a xlink:type="simple" xlink:href="mailto:ansharma.kumar@gmail.com" text:style-name="Standard" text:visited-style-name="Standard"><text:span text:style-name="T27">gmail.com</text:span></text:a><text:span text:style-name="T7"> <text:s text:c="32"/></text:span></text:p>
      <text:p text:style-name="P29"><text:span text:style-name="T27">C and C++11 Programmer <text:s text:c="80"/></text:span><text:span text:style-name="T7">Contact No: +91- 7992254505</text:span></text:p>
      <text:p text:style-name="P29"><text:a xlink:type="simple" xlink:href="https://www.codechef.com/users/nirbhay57" text:style-name="Standard" text:visited-style-name="Standard"><text:span text:style-name="T7">https://www.codechef.com/users/nirbhay57</text:span></text:a><text:span text:style-name="T7"> <text:s text:c="6"/></text:span></text:p>
      <text:p text:style-name="P29"><text:a xlink:type="simple" xlink:href="https://stackoverflow.com/users/1969682/nirbhay-kumar-pandey" text:style-name="Standard" text:visited-style-name="Standard"><text:span text:style-name="T7">https://stackoverflow.com/users/1969682/nirbhay-kumar-pandey</text:span></text:a><text:span text:style-name="T28"><text:tab/></text:span></text:p>
      <text:p text:style-name="P38"><text:span text:style-name="T5">EXPERIENCE SUMMERY: <text:s text:c="8"/></text:span></text:p>
      <text:list xml:id="list604194908" text:style-name="WWNum1">
        <text:list-item>
          <text:p text:style-name="P44">From recent past 2+ years(2019-2021) have been coding in C++11 with <text:span text:style-name="T39">gcc, g++(</text:span>STL<text:span text:style-name="T39">)</text:span> on codechef.</text:p>
        </text:list-item>
        <text:list-item>
          <text:p text:style-name="P44">Good communication, presentation skills and positive attitude.</text:p>
        </text:list-item>
        <text:list-item>
          <text:p text:style-name="P44">Strong analytical skills and enjoy solving complicated technical problems.</text:p>
        </text:list-item>
        <text:list-item>
          <text:p text:style-name="P44">Strong communication, teamwork and consensus-building skills.</text:p>
        </text:list-item>
        <text:list-item>
          <text:p text:style-name="P43"><text:span text:style-name="T13">Strong understanding of modern C++, </text:span><text:span text:style-name="T14">Data Structure, STL and Algorithm.</text:span></text:p>
        </text:list-item>
        <text:list-item>
          <text:p text:style-name="P45">Hands on experience on g++11/14/17, STL, gcc, GDB, Python3.</text:p>
        </text:list-item>
      </text:list>
      <text:p text:style-name="P41">STRENGTHS:</text:p>
      <text:list xml:id="list2884202399" text:style-name="WWNum2">
        <text:list-item>
          <text:p text:style-name="P15">Good team player.</text:p>
        </text:list-item>
        <text:list-item text:style-override="WWNum25">
          <text:p text:style-name="P24">Positive attitude.</text:p>
        </text:list-item>
        <text:list-item text:style-override="WWNum26">
          <text:p text:style-name="P25">Committed towards work with proper time management.</text:p>
        </text:list-item>
        <text:list-item text:style-override="WWNum27">
          <text:p text:style-name="P42"><text:span text:style-name="T41">Ability to grasp new technology.</text:span></text:p>
        </text:list-item>
      </text:list>
      <text:p text:style-name="P39">ACADEMIC PROFILE:</text:p>
      <text:list xml:id="list3781122406" text:style-name="WWNum4">
        <text:list-item>
          <text:p text:style-name="P14">Attained M.Tech from Indian institute of information technology, Allahabad (in I.T. having specialization Software engineering) with score 7.85/10 in 2019.</text:p>
        </text:list-item>
        <text:list-item text:style-override="WWNum28">
          <text:p text:style-name="P13">Attained B.Tech (I.T.) with score 7.48/10 from Kalyani Govt. Engg. College in 2010.</text:p>
        </text:list-item>
      </text:list>
      <text:p text:style-name="P40">TECHNICAL EXPOSURE: <text:s text:c="120"/></text:p>
      <text:list xml:id="list2415579896" text:style-name="WWNum29">
        <text:list-item>
          <text:p text:style-name="P22"><text:span text:style-name="T24">Skills</text:span><text:span text:style-name="T1">: C, C++, Data Structure &amp; Algorithm, STL, Python, SQL, Dos internals, Windows registry,TSR in </text:span></text:p>
          <text:p text:style-name="P23"><text:s text:c="12"/>C.</text:p>
        </text:list-item>
        <text:list-item text:style-override="WWNum30">
          <text:p text:style-name="P16"><text:span text:style-name="T24">Platform</text:span><text:span text:style-name="T1">: Windows-95,98,ME,,2000,XP,7,8,8.1,10, Ubuntu, Linux-mint-17,18.1,18.2,20.1</text:span></text:p>
        </text:list-item>
        <text:list-item text:style-override="WWNum31">
          <text:p text:style-name="P19"><text:span text:style-name="T24">IDE</text:span><text:span text:style-name="T1">: Turbo C/C++, Microsoft Visual Studio 2010,2019, </text:span><text:span text:style-name="T25">gcc, </text:span><text:span text:style-name="T26">g</text:span><text:span text:style-name="T1">++, GDB.</text:span></text:p>
        </text:list-item>
        <text:list-item text:style-override="WWNum32">
          <text:p text:style-name="P21"><text:span text:style-name="T24">Database</text:span><text:span text:style-name="T1">: Microsoft SQL.</text:span></text:p>
        </text:list-item>
      </text:list>
      <text:p text:style-name="P39">CAREER HIGHLIGHT:</text:p>
      <text:list xml:id="list1069351895" text:style-name="WWNum5">
        <text:list-item>
          <text:p text:style-name="P49"><text:span text:style-name="T15">Won several appreciations from the seniors and project guide for </text:span><text:span text:style-name="T23">completing </text:span><text:span text:style-name="T15"><text:s/>several projects well before deadlines and provided elaborative and conceptual explaination for several projects in IIIT, allahabad.</text:span></text:p>
        </text:list-item>
        <text:list-item text:style-override="WWNum34">
          <text:p text:style-name="P52">Understood the complex concept of SVM in machine Learning.</text:p>
        </text:list-item>
        <text:list-item text:style-override="WWNum35">
          <text:p text:style-name="P50"><text:span text:style-name="T15">Achieved 3 stars on </text:span><text:span text:style-name="T18">codechef competitive programming plateform</text:span><text:span text:style-name="T15">.</text:span></text:p>
        </text:list-item>
        <text:list-item text:style-override="WWNum36">
          <text:p text:style-name="P51"><text:span text:style-name="T7">98.7</text:span><text:span text:style-name="T15"> percentile in GATE-CS-2016.</text:span></text:p>
        </text:list-item>
        <text:list-item text:style-override="WWNum37">
          <text:p text:style-name="P47">Have developed strong foundation in theoretical computer science and proof techniques.</text:p>
        </text:list-item>
      </text:list>
      <text:p text:style-name="P46"/>
      <text:p text:style-name="P46"/>
      <text:p text:style-name="P46"/>
      <text:p text:style-name="P46"/>
      <text:p text:style-name="P48"/>
      <text:p text:style-name="P48"/>
      <text:p text:style-name="P48"/>
      <text:p text:style-name="P10"><text:soft-page-break/><text:span text:style-name="T4">PROFESSIONAL EXPERIENCE</text:span><text:span text:style-name="T3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Organization</text:p>
          </table:table-cell>
          <table:table-cell table:style-name="Table1.A1" office:value-type="string">
            <text:p text:style-name="P5">My Role/Post (Legal)</text:p>
          </table:table-cell>
          <table:table-cell table:style-name="Table1.A1" office:value-type="string">
            <text:p text:style-name="P5">From</text:p>
          </table:table-cell>
          <table:table-cell table:style-name="Table1.D1" office:value-type="string">
            <text:p text:style-name="P5">To</text:p>
          </table:table-cell>
        </table:table-row>
        <table:table-row table:style-name="Table1.2">
          <table:table-cell table:style-name="Table1.A1" office:value-type="string">
            <text:p text:style-name="P7">Greeksoft Technologies pvt. ltd</text:p>
          </table:table-cell>
          <table:table-cell table:style-name="Table1.A1" office:value-type="string">
            <text:p text:style-name="P6">C++ developer <text:s/></text:p>
          </table:table-cell>
          <table:table-cell table:style-name="Table1.A1" office:value-type="string">
            <text:p text:style-name="P4">Ju<text:span text:style-name="T38">ne</text:span>-20<text:span text:style-name="T38">21</text:span></text:p>
          </table:table-cell>
          <table:table-cell table:style-name="Table1.D1" office:value-type="string">
            <text:p text:style-name="P3"/>
          </table:table-cell>
        </table:table-row>
        <table:table-row table:style-name="Table1.2">
          <table:table-cell table:style-name="Table1.A3" office:value-type="string">
            <text:p text:style-name="P3">Biztechnosys infotech Pvt Ltd. , Bangaluru</text:p>
            <text:p text:style-name="P3"/>
          </table:table-cell>
          <table:table-cell table:style-name="Table1.A3" office:value-type="string">
            <text:p text:style-name="P3">Develop software using C#</text:p>
          </table:table-cell>
          <table:table-cell table:style-name="Table1.A3" office:value-type="string">
            <text:p text:style-name="P3">Feb-2020</text:p>
          </table:table-cell>
          <table:table-cell table:style-name="Table1.D3" office:value-type="string">
            <text:p text:style-name="P3">Mar-2020</text:p>
          </table:table-cell>
        </table:table-row>
      </table:table>
      <text:p text:style-name="P11"/>
      <text:p text:style-name="P8">PROJECT PROFILE:</text:p>
      <text:p text:style-name="P2"><text:span text:style-name="T11">Project #1</text:span><text:span text:style-name="T6"> : Face-Recognition using PCA</text:span></text:p>
      <text:p text:style-name="P2"><text:span text:style-name="T6">Technologies :</text:span><text:span text:style-name="T8"> </text:span><text:span text:style-name="T34">Python3, numpy </text:span><text:span text:style-name="T33">cv2, matplotlib</text:span></text:p>
      <text:h text:style-name="P30" text:outline-level="1"><text:span text:style-name="T6">Role :</text:span><text:span text:style-name="T15"> Requirement writing, Requirement Analysis, Design, Development, Code Review, Unit Testing.</text:span></text:h>
      <text:h text:style-name="P31" text:outline-level="1"><text:span text:style-name="T6">Environment : </text:span><text:span text:style-name="T15">Linux-mint 18.2<text:tab/></text:span></text:h>
      <text:h text:style-name="P32" text:outline-level="1">Details :</text:h>
      <text:list xml:id="list1306873470" text:style-name="WWNum6">
        <text:list-item>
          <text:h text:style-name="P26" text:outline-level="1">Collected <text:s/>images of 10 people.</text:h>
        </text:list-item>
        <text:list-item>
          <text:h text:style-name="P26" text:outline-level="1">Converted/cropped them to 100*100 pixel.</text:h>
        </text:list-item>
        <text:list-item>
          <text:h text:style-name="P26" text:outline-level="1">Subtracted the mean face from all 10 images. <text:s text:c="2"/></text:h>
        </text:list-item>
        <text:list-item>
          <text:h text:style-name="P26" text:outline-level="1">Using mathematical orthogonal transformation, extracted top K dominant features.</text:h>
        </text:list-item>
        <text:list-item>
          <text:h text:style-name="P36" text:outline-level="1">Using eigen-faces, final face-recognition process was done.</text:h>
        </text:list-item>
      </text:list>
      <text:p text:style-name="P1"><text:span text:style-name="T11">Project #2</text:span><text:span text:style-name="T6"> : Search engine for large document corpus using inverted index.</text:span></text:p>
      <text:p text:style-name="P2"><text:span text:style-name="T6">Technologies :</text:span><text:span text:style-name="T16"> </text:span><text:span text:style-name="T34">Python3, openpyxl, nltk</text:span></text:p>
      <text:h text:style-name="P30" text:outline-level="1"><text:span text:style-name="T6">Role :</text:span><text:span text:style-name="T15"> Requirement Analysis and writing, Design, Development, ad-hoc testing using several random inputs.</text:span></text:h>
      <text:h text:style-name="P31" text:outline-level="1"><text:span text:style-name="T6">Environment : </text:span><text:span text:style-name="T15">Linux-mint 18.2</text:span></text:h>
      <text:h text:style-name="P30" text:outline-level="1"><text:span text:style-name="T6">Details :</text:span><text:span text:style-name="T15"> Implemented search engine capable of</text:span></text:h>
      <text:list xml:id="list1559574887" text:style-name="WWNum7">
        <text:list-item>
          <text:h text:style-name="P27" text:outline-level="1">Suggesting nearest word if misspelled, and</text:h>
        </text:list-item>
        <text:list-item>
          <text:h text:style-name="P28" text:outline-level="1">Retrieving from the corpus in very short time.</text:h>
        </text:list-item>
      </text:list>
      <text:p text:style-name="P2"><text:span text:style-name="T12">Project #3</text:span><text:span text:style-name="T10"> : MNIST digit recognition by CNN</text:span></text:p>
      <text:p text:style-name="P2"><text:span text:style-name="T10">Technologies : <text:s/></text:span><text:span text:style-name="T36">Python3, keras, tensorflow</text:span></text:p>
      <text:h text:style-name="P31" text:outline-level="1"><text:span text:style-name="T10">Environment : </text:span><text:span text:style-name="T17">Linux-mint 18.2</text:span></text:h>
      <text:h text:style-name="P30" text:outline-level="1"><text:span text:style-name="T6">Details :</text:span><text:span text:style-name="T15"> Downloaded the mnist data set and coded and implemented to recognize the individual digit images.</text:span></text:h>
      <text:h text:style-name="P33" text:outline-level="1">Out of 10000 images, I took 7000 images for training using CNN. I tested my trained model on the rest 3000 images and it gave 98.2% accuracy.</text:h>
      <text:h text:style-name="P30" text:outline-level="1"><text:span text:style-name="T29">Project #4</text:span><text:span text:style-name="T28"> : Image Compression by ConvLSTM</text:span></text:h>
      <text:p text:style-name="P2"><text:span text:style-name="T10">Technologies : <text:s/></text:span><text:span text:style-name="T36">Python3, keras, tensorflow</text:span></text:p>
      <text:h text:style-name="P34" text:outline-level="1"><text:span text:style-name="T28">Environment : </text:span><text:span text:style-name="T35">Linux-mint 18.2</text:span></text:h>
      <text:h text:style-name="P30" text:outline-level="1"><text:span text:style-name="T6">Details :</text:span><text:span text:style-name="T15"> <text:s/></text:span><text:span text:style-name="T35">Implemented the paper, available at</text:span></text:h>
      <text:h text:style-name="P37" text:outline-level="1"><text:span text:style-name="T35">a) </text:span><text:a xlink:type="simple" xlink:href="https://github.com/tensorflow/models/tree/master/research/compression/picture_encoder" text:style-name="Standard" text:visited-style-name="Standard"><text:span text:style-name="T37">https://github.com/1zb/pytorch-picture-comp-rnn</text:span></text:a><text:span text:style-name="T35"> and at</text:span></text:h>
      <text:h text:style-name="P37" text:outline-level="1"><text:span text:style-name="T35">b) </text:span><text:a xlink:type="simple" xlink:href="https://github.com/tensorflow/models/tree/master/research/compression/picture_encoder" text:style-name="Standard" text:visited-style-name="Standard"><text:span text:style-name="T37">https://github.com/tensorflow/models/tree/master/research/compression/picture_encoder</text:span></text:a><text:span text:style-name="T35">,</text:span></text:h>
      <text:h text:style-name="P35" text:outline-level="1">and successfully <text:s/>trained and tested the model described therein with my data(face image).</text:h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p text:style-name="P9"><text:soft-page-break/>EXTRA CURRICULAM ACTIVITIES:</text:p>
      <text:list xml:id="list1284907857" text:style-name="WWNum8">
        <text:list-item>
          <text:p text:style-name="P17">Political debates.</text:p>
        </text:list-item>
      </text:list>
      <text:list xml:id="list53863881" text:style-name="WWNum9">
        <text:list-item>
          <text:p text:style-name="P18">Taking ownership of cultural programmes.</text:p>
        </text:list-item>
        <text:list-item text:style-override="WWNum38">
          <text:p text:style-name="P20">Voluntarily interaction with needy people during my free time to help them.</text:p>
        </text:list-item>
      </text:list>
      <text:h text:style-name="P1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_20__28_user_29_" style:default-outline-level="" style:class="list">
      <style:paragraph-properties fo:margin-left="0.635cm" fo:margin-right="0cm" fo:orphans="0" fo:widows="0" fo:text-indent="-0.635cm" style:auto-text-indent="false"/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he" style:country-asian="IL" style:font-name-complex="Times New Roman1" style:font-family-complex="'Times New Roman'" style:font-family-generic-complex="system" style:font-pitch-complex="variable" style:font-size-complex="10pt" style:language-complex="he" style:country-complex="IL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language-asian="ar" style:country-asian="SA" style:language-complex="ar" style:country-complex="SA"/>
    </style:style>
    <style:style style:name="List_20_Bullet" style:display-name="List Bullet" style:family="paragraph" style:parent-style-name="Standard_20__28_user_29_" style:default-outline-level="">
      <style:paragraph-properties fo:margin-left="0.635cm" fo:margin-right="0cm" fo:margin-top="0cm" fo:margin-bottom="0.212cm" loext:contextual-spacing="false" fo:line-height="115%" fo:text-indent="-0.635cm" style:auto-text-indent="false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ar" style:country-asian="SA" style:font-name-complex="Calibri1" style:font-family-complex="Calibri" style:font-family-generic-complex="system" style:font-pitch-complex="variable" style:language-complex="ar" style:country-complex="SA"/>
    </style:style>
    <style:style style:name="Subtitle" style:family="paragraph" style:parent-style-name="Standard_20__28_user_29_" style:next-style-name="Standard_20__28_user_29_" style:default-outline-level="2" style:list-style-name="" style:class="chapter">
      <style:paragraph-properties fo:margin-top="0cm" fo:margin-bottom="0.106cm" loext:contextual-spacing="false" fo:text-align="center" style:justify-single-word="false" fo:orphans="0" fo:widows="0" fo:hyphenation-ladder-count="no-limit"/>
      <style:text-properties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he" style:country-asian="IL" style:font-name-complex="Times New Roman1" style:font-family-complex="'Times New Roman'" style:font-family-generic-complex="system" style:font-pitch-complex="variable" style:font-size-complex="10pt" style:language-complex="he" style:country-complex="IL" fo:hyphenate="false" fo:hyphenation-remain-char-count="2" fo:hyphenation-push-char-count="2" loext:hyphenation-no-caps="false"/>
    </style:style>
    <style:style style:name="Text" style:family="paragraph" style:parent-style-name="Standard_20__28_user_29_" style:default-outline-level="" style:class="extra">
      <style:paragraph-properties fo:margin-top="0.071cm" fo:margin-bottom="0.423cm" loext:contextual-spacing="false" fo:line-height="0.388cm" fo:hyphenation-ladder-count="no-limit"/>
      <style:text-properties style:font-name="Tahoma" fo:font-family="Tahoma" style:font-family-generic="roman" style:font-pitch="variable" fo:font-size="8pt" fo:letter-spacing="0.018cm" style:font-name-asian="Tahoma1" style:font-family-asian="Tahoma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 fo:hyphenate="true" fo:hyphenation-remain-char-count="2" fo:hyphenation-push-char-count="2" loext:hyphenation-no-caps="false"/>
    </style:style>
    <style:style style:name="HTML_20_Preformatted" style:display-name="HTML Preformatted" style:family="paragraph" style:parent-style-name="Standard_20__28_user_29_" style:default-outline-level="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language-asian="en" style:country-asian="US" style:font-name-complex="Courier New2" style:font-family-complex="'Courier New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hyphenation-ladder-count="no-limit" fo:text-indent="0cm" style:auto-text-indent="false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Footer" style:family="paragraph" style:parent-style-name="Standard_20__28_user_29_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b__20__28_Latin_29__20_Arial" style:display-name="Normal + (Latin) Arial" style:family="paragraph" style:parent-style-name="Standard_20__28_user_29_" style:default-outline-level="">
      <style:text-properties style:font-name-asian="SimSun" style:font-family-asian="SimSun" style:font-family-generic-asian="system" style:font-pitch-asian="variable" style:language-asian="ar" style:country-asian="SA" style:language-complex="ar" style:country-complex="SA"/>
    </style:style>
    <style:style style:name="Normal_20__28_Web_29_" style:display-name="Normal (Web)" style:family="paragraph" style:parent-style-name="Standard_20__28_user_29_" style:default-outline-level="">
      <style:paragraph-properties fo:margin-top="0.086cm" fo:margin-bottom="0.086cm" loext:contextual-spacing="false" fo:hyphenation-ladder-count="no-limit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platino_20_latino" style:display-name="platino latino" style:family="paragraph" style:parent-style-name="Standard_20__28_user_29_" style:default-outline-level="">
      <style:paragraph-properties fo:hyphenation-ladder-count="no-limit"/>
      <style:text-properties style:font-name="Palatino Linotype" fo:font-family="'Palatino Linotype'" style:font-family-generic="roman" style:font-pitch="variable" style:font-name-asian="Palatino Linotype1" style:font-family-asian="'Palatino Linotype'" style:font-family-generic-asian="system" style:font-pitch-asian="variable" style:language-asian="en" style:country-asian="US" style:font-name-complex="Palatino Linotype1" style:font-family-complex="'Palatino Linotype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ext_20_Char_20_Char" style:display-name="Text Char Char" style:family="text" style:parent-style-name="Default_20_Paragraph_20_Font">
      <style:text-properties style:font-name="Tahoma" fo:font-family="Tahoma" style:font-family-generic="roman" style:font-pitch="variable" fo:font-size="8pt" fo:letter-spacing="0.018cm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he" style:country-asian="IL" style:font-name-complex="Times New Roman1" style:font-family-complex="'Times New Roman'" style:font-family-generic-complex="system" style:font-pitch-complex="variable" style:font-size-complex="10pt" style:language-complex="he" style:country-complex="IL"/>
    </style:style>
    <style:style style:name="Strong" style:family="text">
      <style:text-properties fo:font-weight="bold" style:font-weight-asian="bold" style:font-weight-complex="normal"/>
    </style:style>
    <style:style style:name="platino_20_latino_20_Char" style:display-name="platino latino Char" style:family="text">
      <style:text-properties style:font-name="Palatino Linotype" fo:font-family="'Palatino Linotype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he" style:country-asian="IL" style:font-name-complex="Tahoma1" style:font-family-complex="Tahoma" style:font-family-generic-complex="system" style:font-pitch-complex="variable" style:font-size-complex="8pt" style:language-complex="he" style:country-complex="IL"/>
    </style:style>
    <style:style style:name="Unresolved_20_Mention" style:display-name="Unresolved Mention" style:family="text" style:parent-style-name="Default_20_Paragraph_20_Font">
      <style:text-properties fo:color="#605e5c" fo:background-color="#c0c0c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Wingdings2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2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2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2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2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2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2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2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2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2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2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2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2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2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2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2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2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2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2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2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2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2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2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2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2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2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2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2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2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2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2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2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2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2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2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2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2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2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2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2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2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2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2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2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2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2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2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2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2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2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2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2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2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2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2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2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2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2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2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2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2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2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2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2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2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2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2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2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2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2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2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2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2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2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2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2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2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2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2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2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2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2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2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Wingdings2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Wingdings2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Wingdings2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Wingdings2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Wingdings2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Wingdings2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2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2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Wingdings2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Wingdings2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Wingdings2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Wingdings2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Wingdings2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Wingdings2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2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2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2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2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2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2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2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2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2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2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2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2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2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2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2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2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Symbol2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Wingdings2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Symbol2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2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2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2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2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2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Symbol2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2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2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2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2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2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complex="Symbol2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2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Symbol2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Wingdings2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2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2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Symbol2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Wingdings2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Symbol2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Wingdings2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Symbol2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Wingdings2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complex="Symbol2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-complex="Wingdings2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complex="Symbol2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>
      <style:text-properties style:font-name-complex="Wingdings2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complex="Symbol2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Courier New2" style:font-family-complex="'Courier New'" style:font-family-generic-complex="system" style:font-pitch-complex="variable"/>
    </style:style>
    <style:style style:name="ListLabel_20_234" style:display-name="ListLabel 234" style:family="text">
      <style:text-properties style:font-name-complex="Wingdings2" style:font-family-complex="Wingdings" style:font-family-generic-complex="system" style:font-pitch-complex="variable"/>
    </style:style>
    <style:style style:name="ListLabel_20_235" style:display-name="ListLabel 235" style:family="text">
      <style:text-properties style:font-name-complex="Symbol2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-complex="Wingdings2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complex="Symbol2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complex="Wingdings2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complex="Symbol2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-complex="Wingdings2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-complex="Symbol2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complex="Wingdings2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complex="Wingdings2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-complex="Wingdings2" style:font-family-complex="Wingdings" style:font-family-generic-complex="system" style:font-pitch-complex="variable"/>
    </style:style>
    <style:style style:name="ListLabel_20_249" style:display-name="ListLabel 249" style:family="text">
      <style:text-properties style:font-name-complex="Wingdings2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complex="Wingdings2" style:font-family-complex="Wingdings" style:font-family-generic-complex="system" style:font-pitch-complex="variable"/>
    </style:style>
    <style:style style:name="ListLabel_20_251" style:display-name="ListLabel 251" style:family="text">
      <style:text-properties style:font-name-complex="Wingdings2" style:font-family-complex="Wingdings" style:font-family-generic-complex="system" style:font-pitch-complex="variable"/>
    </style:style>
    <style:style style:name="ListLabel_20_252" style:display-name="ListLabel 252" style:family="text">
      <style:text-properties style:font-name-complex="Wingdings2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complex="Symbol2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-complex="Wingdings2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Wingdings2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-complex="Wingdings2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Wingdings2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Wingdings2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Wingdings2" style:font-family-complex="Wingdings" style:font-family-generic-complex="system" style:font-pitch-complex="variable"/>
    </style:style>
    <style:style style:name="ListLabel_20_261" style:display-name="ListLabel 261" style:family="text">
      <style:text-properties style:font-name-complex="Wingdings2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complex="Symbol2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-complex="Wingdings2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complex="Wingdings2" style:font-family-complex="Wingdings" style:font-family-generic-complex="system" style:font-pitch-complex="variable"/>
    </style:style>
    <style:style style:name="ListLabel_20_266" style:display-name="ListLabel 266" style:family="text">
      <style:text-properties style:font-name-complex="Wingdings2" style:font-family-complex="Wingdings" style:font-family-generic-complex="system" style:font-pitch-complex="variable"/>
    </style:style>
    <style:style style:name="ListLabel_20_267" style:display-name="ListLabel 267" style:family="text">
      <style:text-properties style:font-name-complex="Wingdings2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complex="Wingdings2" style:font-family-complex="Wingdings" style:font-family-generic-complex="system" style:font-pitch-complex="variable"/>
    </style:style>
    <style:style style:name="ListLabel_20_269" style:display-name="ListLabel 269" style:family="text">
      <style:text-properties style:font-name-complex="Wingdings2" style:font-family-complex="Wingdings" style:font-family-generic-complex="system" style:font-pitch-complex="variable"/>
    </style:style>
    <style:style style:name="ListLabel_20_270" style:display-name="ListLabel 270" style:family="text">
      <style:text-properties style:font-name-complex="Wingdings2" style:font-family-complex="Wingdings" style:font-family-generic-complex="system" style:font-pitch-complex="variable"/>
    </style:style>
    <style:style style:name="ListLabel_20_271" style:display-name="ListLabel 271" style:family="text">
      <style:text-properties style:font-name-complex="Symbol2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Courier New2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-complex="Wingdings2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complex="Wingdings2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-complex="Wingdings2" style:font-family-complex="Wingdings" style:font-family-generic-complex="system" style:font-pitch-complex="variable"/>
    </style:style>
    <style:style style:name="ListLabel_20_276" style:display-name="ListLabel 276" style:family="text">
      <style:text-properties style:font-name-complex="Wingdings2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complex="Wingdings2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Wingdings2" style:font-family-complex="Wingdings" style:font-family-generic-complex="system" style:font-pitch-complex="variable"/>
    </style:style>
    <style:style style:name="ListLabel_20_279" style:display-name="ListLabel 279" style:family="text">
      <style:text-properties style:font-name-complex="Wingdings2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complex="Symbol2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Courier New2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-complex="Wingdings2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complex="Wingdings2" style:font-family-complex="Wingdings" style:font-family-generic-complex="system" style:font-pitch-complex="variable"/>
    </style:style>
    <style:style style:name="ListLabel_20_284" style:display-name="ListLabel 284" style:family="text">
      <style:text-properties style:font-name-complex="Wingdings2" style:font-family-complex="Wingdings" style:font-family-generic-complex="system" style:font-pitch-complex="variable"/>
    </style:style>
    <style:style style:name="ListLabel_20_285" style:display-name="ListLabel 285" style:family="text">
      <style:text-properties style:font-name-complex="Wingdings2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complex="Wingdings2" style:font-family-complex="Wingdings" style:font-family-generic-complex="system" style:font-pitch-complex="variable"/>
    </style:style>
    <style:style style:name="ListLabel_20_287" style:display-name="ListLabel 287" style:family="text">
      <style:text-properties style:font-name-complex="Wingdings2" style:font-family-complex="Wingdings" style:font-family-generic-complex="system" style:font-pitch-complex="variable"/>
    </style:style>
    <style:style style:name="ListLabel_20_288" style:display-name="ListLabel 288" style:family="text">
      <style:text-properties style:font-name-complex="Wingdings2" style:font-family-complex="Wingdings" style:font-family-generic-complex="system" style:font-pitch-complex="variable"/>
    </style:style>
    <style:style style:name="ListLabel_20_289" style:display-name="ListLabel 289" style:family="text">
      <style:text-properties style:font-name-complex="Symbol2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Courier New2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-complex="Wingdings2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complex="Symbol2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Courier New2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-complex="Wingdings2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complex="Symbol2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complex="Courier New2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-complex="Wingdings2" style:font-family-complex="Wingdings" style:font-family-generic-complex="system" style:font-pitch-complex="variable"/>
    </style:style>
    <style:style style:name="ListLabel_20_298" style:display-name="ListLabel 298" style:family="text">
      <style:text-properties style:font-name-complex="Symbol2" style:font-family-complex="Symbol" style:font-family-generic-complex="system" style:font-pitch-complex="variable"/>
    </style:style>
    <style:style style:name="ListLabel_20_299" style:display-name="ListLabel 299" style:family="text">
      <style:text-properties style:font-name-complex="Courier New2" style:font-family-complex="'Courier New'" style:font-family-generic-complex="system" style:font-pitch-complex="variable"/>
    </style:style>
    <style:style style:name="ListLabel_20_300" style:display-name="ListLabel 300" style:family="text">
      <style:text-properties style:font-name-complex="Wingdings2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-complex="Symbol2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Courier New2" style:font-family-complex="'Courier New'" style:font-family-generic-complex="system" style:font-pitch-complex="variable"/>
    </style:style>
    <style:style style:name="ListLabel_20_303" style:display-name="ListLabel 303" style:family="text">
      <style:text-properties style:font-name-complex="Wingdings2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-complex="Symbol2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Courier New2" style:font-family-complex="'Courier New'" style:font-family-generic-complex="system" style:font-pitch-complex="variable"/>
    </style:style>
    <style:style style:name="ListLabel_20_306" style:display-name="ListLabel 306" style:family="text">
      <style:text-properties style:font-name-complex="Wingdings2" style:font-family-complex="Wingdings" style:font-family-generic-complex="system" style:font-pitch-complex="variable"/>
    </style:style>
    <style:style style:name="ListLabel_20_307" style:display-name="ListLabel 307" style:family="text">
      <style:text-properties style:font-name-complex="Symbol2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Courier New2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-complex="Wingdings2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-complex="Symbol2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-complex="Courier New2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-complex="Wingdings2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-complex="Symbol2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-complex="Courier New2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-complex="Wingdings2" style:font-family-complex="Wingdings" style:font-family-generic-complex="system" style:font-pitch-complex="variable"/>
    </style:style>
    <style:style style:name="ListLabel_20_316" style:display-name="ListLabel 316" style:family="text">
      <style:text-properties style:font-name-complex="Symbol2" style:font-family-complex="Symbol" style:font-family-generic-complex="system" style:font-pitch-complex="variable"/>
    </style:style>
    <style:style style:name="ListLabel_20_317" style:display-name="ListLabel 317" style:family="text">
      <style:text-properties style:font-name-complex="Courier New2" style:font-family-complex="'Courier New'" style:font-family-generic-complex="system" style:font-pitch-complex="variable"/>
    </style:style>
    <style:style style:name="ListLabel_20_318" style:display-name="ListLabel 318" style:family="text">
      <style:text-properties style:font-name-complex="Wingdings2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-complex="Symbol2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-complex="Courier New2" style:font-family-complex="'Courier New'" style:font-family-generic-complex="system" style:font-pitch-complex="variable"/>
    </style:style>
    <style:style style:name="ListLabel_20_321" style:display-name="ListLabel 321" style:family="text">
      <style:text-properties style:font-name-complex="Wingdings2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-complex="Symbol2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-complex="Courier New2" style:font-family-complex="'Courier New'" style:font-family-generic-complex="system" style:font-pitch-complex="variable"/>
    </style:style>
    <style:style style:name="ListLabel_20_324" style:display-name="ListLabel 324" style:family="text">
      <style:text-properties style:font-name-complex="Wingdings2" style:font-family-complex="Wingdings" style:font-family-generic-complex="system" style:font-pitch-complex="variable"/>
    </style:style>
    <style:style style:name="ListLabel_20_325" style:display-name="ListLabel 325" style:family="text">
      <style:text-properties style:font-name-complex="Symbol2" style:font-family-complex="Symbol" style:font-family-generic-complex="system" style:font-pitch-complex="variable"/>
    </style:style>
    <style:style style:name="ListLabel_20_326" style:display-name="ListLabel 326" style:family="text">
      <style:text-properties style:font-name-complex="Courier New2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-complex="Wingdings2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complex="Symbol2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-complex="Courier New2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-complex="Wingdings2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complex="Symbol2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-complex="Courier New2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-complex="Wingdings2" style:font-family-complex="Wingdings" style:font-family-generic-complex="system" style:font-pitch-complex="variable"/>
    </style:style>
    <style:style style:name="Heading_20_2_20_Char" style:display-name="Heading 2 Char" style:family="text">
      <style:text-properties style:font-name-asian="Times New Roman1" style:font-family-asian="'Times New Roman'" style:font-family-generic-asian="system" style:font-pitch-asian="variable" style:font-size-complex="12pt"/>
    </style:style>
    <style:style style:name="WW8NumSt27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WW8NumSt26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WW8NumSt25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WW8Num26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26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26z0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25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25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25z0" style:family="text">
      <style:text-properties style:font-name="Symbol" fo:font-family="Symbol" style:font-family-generic="roman" style:font-pitch="variable" fo:font-size="13pt" style:font-name-asian="Symbol2" style:font-family-asian="Symbol" style:font-family-generic-asian="system" style:font-pitch-asian="variable" style:font-size-asian="13pt" style:font-size-complex="13pt"/>
    </style:style>
    <style:style style:name="WW8Num24z8" style:family="text"/>
    <style:style style:name="WW8Num24z7" style:family="text"/>
    <style:style style:name="WW8Num24z6" style:family="text"/>
    <style:style style:name="WW8Num24z5" style:family="text"/>
    <style:style style:name="WW8Num24z4" style:family="text"/>
    <style:style style:name="WW8Num24z3" style:family="text"/>
    <style:style style:name="WW8Num24z2" style:family="text"/>
    <style:style style:name="WW8Num24z1" style:family="text"/>
    <style:style style:name="WW8Num24z0" style:family="text"/>
    <style:style style:name="WW8Num23z8" style:family="text"/>
    <style:style style:name="WW8Num23z7" style:family="text"/>
    <style:style style:name="WW8Num23z6" style:family="text"/>
    <style:style style:name="WW8Num23z5" style:family="text"/>
    <style:style style:name="WW8Num23z4" style:family="text"/>
    <style:style style:name="WW8Num23z3" style:family="text"/>
    <style:style style:name="WW8Num23z2" style:family="text"/>
    <style:style style:name="WW8Num23z1" style:family="text"/>
    <style:style style:name="WW8Num23z0" style:family="text"/>
    <style:style style:name="WW8Num22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22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22z0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21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21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21z0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20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20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20z0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19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19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19z0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/>
    <style:style style:name="WW8Num17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17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/>
    <style:style style:name="WW8Num15z8" style:family="text"/>
    <style:style style:name="WW8Num15z7" style:family="text"/>
    <style:style style:name="WW8Num15z6" style:family="text"/>
    <style:style style:name="WW8Num15z5" style:family="text"/>
    <style:style style:name="WW8Num15z4" style:family="text"/>
    <style:style style:name="WW8Num15z3" style:family="text"/>
    <style:style style:name="WW8Num15z2" style:family="text"/>
    <style:style style:name="WW8Num15z1" style:family="text"/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>
      <style:text-properties fo:font-size="13pt" fo:font-weight="bold" style:font-size-asian="13pt" style:font-weight-asian="bold"/>
    </style:style>
    <style:style style:name="WW8Num13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13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12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12z0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9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8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8z0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5z0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3z0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/>
    </style:style>
    <style:style style:name="WW8Num1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/>
    </style:style>
    <style:style style:name="WW8Num1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1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Courier New1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Wingdings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Symbol1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Courier New1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Wingdings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Symbol1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Courier New1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47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1"/>
      </text:list-level-style-bullet>
      <text:list-level-style-bullet text:level="3" text:style-name="ListLabel_20_48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1"/>
      </text:list-level-style-bullet>
      <text:list-level-style-bullet text:level="4" text:style-name="ListLabel_20_49" text:bullet-char="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5" text:style-name="ListLabel_20_50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6" text:style-name="ListLabel_20_51" text:bullet-char="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7" text:style-name="ListLabel_20_52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8" text:style-name="ListLabel_20_53" text:bullet-char="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1"/>
      </text:list-level-style-bullet>
      <text:list-level-style-bullet text:level="9" text:style-name="ListLabel_20_54" text:bullet-char="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56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1"/>
      </text:list-level-style-bullet>
      <text:list-level-style-bullet text:level="3" text:style-name="ListLabel_20_57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1"/>
      </text:list-level-style-bullet>
      <text:list-level-style-bullet text:level="4" text:style-name="ListLabel_20_58" text:bullet-char="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5" text:style-name="ListLabel_20_59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6" text:style-name="ListLabel_20_60" text:bullet-char="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7" text:style-name="ListLabel_20_61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8" text:style-name="ListLabel_20_62" text:bullet-char="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1"/>
      </text:list-level-style-bullet>
      <text:list-level-style-bullet text:level="9" text:style-name="ListLabel_20_63" text:bullet-char="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76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9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1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1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1"/>
      </text:list-level-style-bullet>
      <text:list-level-style-bullet text:level="8" text:style-name="ListLabel_20_89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1"/>
      </text:list-level-style-bullet>
      <text:list-level-style-bullet text:level="4" text:style-name="ListLabel_20_94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1"/>
      </text:list-level-style-bullet>
      <text:list-level-style-bullet text:level="5" text:style-name="ListLabel_20_95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7" text:style-name="ListLabel_20_97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1"/>
      </text:list-level-style-bullet>
      <text:list-level-style-bullet text:level="8" text:style-name="ListLabel_20_98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1"/>
      </text:list-level-style-bullet>
      <text:list-level-style-bullet text:level="4" text:style-name="ListLabel_20_103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1"/>
      </text:list-level-style-bullet>
      <text:list-level-style-bullet text:level="5" text:style-name="ListLabel_20_104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7" text:style-name="ListLabel_20_106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1"/>
      </text:list-level-style-bullet>
      <text:list-level-style-bullet text:level="8" text:style-name="ListLabel_20_107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Courier New1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Wingdings1"/>
      </text:list-level-style-bullet>
      <text:list-level-style-bullet text:level="4" text:style-name="ListLabel_20_112" text:bullet-char="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Symbol1"/>
      </text:list-level-style-bullet>
      <text:list-level-style-bullet text:level="5" text:style-name="ListLabel_20_113" text:bullet-char="o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Courier New1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Wingdings1"/>
      </text:list-level-style-bullet>
      <text:list-level-style-bullet text:level="7" text:style-name="ListLabel_20_115" text:bullet-char="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Symbol1"/>
      </text:list-level-style-bullet>
      <text:list-level-style-bullet text:level="8" text:style-name="ListLabel_20_116" text:bullet-char="o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Courier New1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text:style-name="ListLabel_20_121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5" text:style-name="ListLabel_20_122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text:style-name="ListLabel_20_124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8" text:style-name="ListLabel_20_125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129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text:style-name="ListLabel_20_130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5" text:style-name="ListLabel_20_131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6" text:style-name="ListLabel_20_132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text:style-name="ListLabel_20_133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8" text:style-name="ListLabel_20_134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bullet text:level="9" text:style-name="ListLabel_20_135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137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138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text:style-name="ListLabel_20_139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5" text:style-name="ListLabel_20_140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6" text:style-name="ListLabel_20_141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text:style-name="ListLabel_20_142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8" text:style-name="ListLabel_20_143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bullet text:level="9" text:style-name="ListLabel_20_144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146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147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text:style-name="ListLabel_20_148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5" text:style-name="ListLabel_20_149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6" text:style-name="ListLabel_20_150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text:style-name="ListLabel_20_151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8" text:style-name="ListLabel_20_152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bullet text:level="9" text:style-name="ListLabel_20_153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155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156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text:style-name="ListLabel_20_157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5" text:style-name="ListLabel_20_158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6" text:style-name="ListLabel_20_159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text:style-name="ListLabel_20_160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8" text:style-name="ListLabel_20_161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bullet text:level="9" text:style-name="ListLabel_20_162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6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65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66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6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68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69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7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71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7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74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75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7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77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78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7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80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8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8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8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8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8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8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8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8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9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9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93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9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95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96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9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98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02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0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05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08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209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210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1"/>
      </text:list-level-style-bullet>
      <text:list-level-style-bullet text:level="4" text:style-name="ListLabel_20_211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1"/>
      </text:list-level-style-bullet>
      <text:list-level-style-bullet text:level="5" text:style-name="ListLabel_20_212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213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7" text:style-name="ListLabel_20_214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1"/>
      </text:list-level-style-bullet>
      <text:list-level-style-bullet text:level="8" text:style-name="ListLabel_20_215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216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17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218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219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1"/>
      </text:list-level-style-bullet>
      <text:list-level-style-bullet text:level="4" text:style-name="ListLabel_20_220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1"/>
      </text:list-level-style-bullet>
      <text:list-level-style-bullet text:level="5" text:style-name="ListLabel_20_221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222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7" text:style-name="ListLabel_20_223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1"/>
      </text:list-level-style-bullet>
      <text:list-level-style-bullet text:level="8" text:style-name="ListLabel_20_224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225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26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227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ListLabel_20_228" text:bullet-char="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Wingdings1"/>
      </text:list-level-style-bullet>
      <text:list-level-style-bullet text:level="4" text:style-name="ListLabel_20_229" text:bullet-char="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Symbol1"/>
      </text:list-level-style-bullet>
      <text:list-level-style-bullet text:level="5" text:style-name="ListLabel_20_230" text:bullet-char="o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Courier New1"/>
      </text:list-level-style-bullet>
      <text:list-level-style-bullet text:level="6" text:style-name="ListLabel_20_231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7" text:style-name="ListLabel_20_232" text:bullet-char="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Symbol1"/>
      </text:list-level-style-bullet>
      <text:list-level-style-bullet text:level="8" text:style-name="ListLabel_20_233" text:bullet-char="o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Courier New1"/>
      </text:list-level-style-bullet>
      <text:list-level-style-bullet text:level="9" text:style-name="ListLabel_20_234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35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236" text:bullet-char="o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Courier New1"/>
      </text:list-level-style-bullet>
      <text:list-level-style-bullet text:level="3" text:style-name="ListLabel_20_237" text:bullet-char="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Wingdings1"/>
      </text:list-level-style-bullet>
      <text:list-level-style-bullet text:level="4" text:style-name="ListLabel_20_238" text:bullet-char="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Symbol1"/>
      </text:list-level-style-bullet>
      <text:list-level-style-bullet text:level="5" text:style-name="ListLabel_20_239" text:bullet-char="o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Courier New1"/>
      </text:list-level-style-bullet>
      <text:list-level-style-bullet text:level="6" text:style-name="ListLabel_20_240" text:bullet-char="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Wingdings1"/>
      </text:list-level-style-bullet>
      <text:list-level-style-bullet text:level="7" text:style-name="ListLabel_20_241" text:bullet-char="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Symbol1"/>
      </text:list-level-style-bullet>
      <text:list-level-style-bullet text:level="8" text:style-name="ListLabel_20_242" text:bullet-char="o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Courier New1"/>
      </text:list-level-style-bullet>
      <text:list-level-style-bullet text:level="9" text:style-name="ListLabel_20_243" text:bullet-char="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44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245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46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text:style-name="ListLabel_20_247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5" text:style-name="ListLabel_20_248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6" text:style-name="ListLabel_20_249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text:style-name="ListLabel_20_250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8" text:style-name="ListLabel_20_251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bullet text:level="9" text:style-name="ListLabel_20_252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53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254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55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text:style-name="ListLabel_20_256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5" text:style-name="ListLabel_20_257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6" text:style-name="ListLabel_20_258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text:style-name="ListLabel_20_259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8" text:style-name="ListLabel_20_260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bullet text:level="9" text:style-name="ListLabel_20_261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62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263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64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text:style-name="ListLabel_20_265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5" text:style-name="ListLabel_20_266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6" text:style-name="ListLabel_20_267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text:style-name="ListLabel_20_268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8" text:style-name="ListLabel_20_269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bullet text:level="9" text:style-name="ListLabel_20_270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71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272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73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text:style-name="ListLabel_20_274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5" text:style-name="ListLabel_20_275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6" text:style-name="ListLabel_20_276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text:style-name="ListLabel_20_277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8" text:style-name="ListLabel_20_278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bullet text:level="9" text:style-name="ListLabel_20_279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0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1"/>
      </text:list-level-style-bullet>
      <text:list-level-style-bullet text:level="2" text:style-name="ListLabel_20_281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1"/>
      </text:list-level-style-bullet>
      <text:list-level-style-bullet text:level="3" text:style-name="ListLabel_20_282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1"/>
      </text:list-level-style-bullet>
      <text:list-level-style-bullet text:level="4" text:style-name="ListLabel_20_283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5" text:style-name="ListLabel_20_284" text:bullet-char="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Wingdings1"/>
      </text:list-level-style-bullet>
      <text:list-level-style-bullet text:level="6" text:style-name="ListLabel_20_285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1"/>
      </text:list-level-style-bullet>
      <text:list-level-style-bullet text:level="7" text:style-name="ListLabel_20_286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8" text:style-name="ListLabel_20_287" text:bullet-char="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Wingdings1"/>
      </text:list-level-style-bullet>
      <text:list-level-style-bullet text:level="9" text:style-name="ListLabel_20_288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8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9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91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292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29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94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295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29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97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98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9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00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301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30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03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304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30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06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07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30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09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31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31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1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313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31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15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16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31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18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319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32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21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322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32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324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25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2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27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2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31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3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33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26cm" fo:margin-bottom="2.54cm" fo:margin-left="2.032cm" fo:margin-right="2.032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n</meta:initial-creator>
    <dc:language>en-IN</dc:language>
    <meta:editing-cycles>16</meta:editing-cycles>
    <meta:editing-duration>PT1H21M56S</meta:editing-duration>
    <meta:generator>LibreOffice/6.4.6.2$Linux_X86_64 LibreOffice_project/40$Build-2</meta:generator>
    <dc:date>2021-09-08T11:48:06.429222830</dc:date>
    <meta:document-statistic meta:table-count="1" meta:image-count="0" meta:object-count="0" meta:page-count="3" meta:paragraph-count="78" meta:word-count="531" meta:character-count="4164" meta:non-whitespace-character-count="3387"/>
    <meta:user-defined meta:name="AppVersion">16.0000</meta:user-defined>
    <meta:user-defined meta:name="Company">Thomson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